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a258d" officeooo:paragraph-rsid="001a258d" style:font-style-asian="italic" style:font-weight-asian="bold" style:font-style-complex="italic" style:font-weight-complex="bold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7pt" style:font-size-asian="7pt" style:font-size-complex="7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style:style style:name="gr1" style:family="graphic">
      <style:graphic-properties draw:stroke="none" svg:stroke-color="#000000" draw:fill="none" draw:fill-color="#ffffff" fo:min-height="0.18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17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0736in" fo:min-width="0.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0835in" fo:min-width="0.6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0835in" fo:min-width="0.4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0681in" fo:min-width="0.5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0575in" fo:min-width="0.6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15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0528in" fo:min-width="0.8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0161in" fo:min-width="0.24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0575in" fo:min-width="0.6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2.2398in" fo:min-width="0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-color="#ffffff" draw:textarea-horizontal-align="justify" draw:textarea-vertical-align="middle" draw:auto-grow-height="false" fo:min-height="0.2882in" fo:min-width="0.28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2.1362in" fo:min-width="0.33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textarea-horizontal-align="justify" draw:textarea-vertical-align="middle" draw:auto-grow-height="false" fo:min-height="2.0634in" fo:min-width="0.32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textarea-horizontal-align="justify" draw:textarea-vertical-align="middle" draw:auto-grow-height="false" fo:min-height="2.0937in" fo:min-width="0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textarea-horizontal-align="justify" draw:textarea-vertical-align="middle" draw:auto-grow-height="false" fo:min-height="2.1146in" fo:min-width="0.3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1.7602in" fo:min-width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fill-color="#ffffff" draw:textarea-horizontal-align="justify" draw:textarea-vertical-align="middle" draw:auto-grow-height="false" fo:min-height="0.3252in" fo:min-width="0.32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25" draw:text-style-name="P6" svg:width="0.4587in" svg:height="0.4587in" svg:x="0.9047in" svg:y="0.5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Vertical line 1" draw:style-name="gr16" draw:text-style-name="P5" svg:x1="1.1134in" svg:y1="0.9736in" svg:x2="1.1134in" svg:y2="1.3382in"><text:p/></draw:line><draw:line text:anchor-type="paragraph" draw:z-index="2" draw:name="Line 1" draw:style-name="gr16" draw:text-style-name="P5" svg:x1="1.1134in" svg:y1="1.3382in" svg:x2="1.3425in" svg:y2="1.4945in"><text:p/></draw:line><draw:line text:anchor-type="paragraph" draw:z-index="3" draw:name="Line 2" draw:style-name="gr16" draw:text-style-name="P5" svg:x1="1.113in" svg:y1="1.3382in" svg:x2="0.9256in" svg:y2="1.4736in"><text:p/></draw:line><draw:line text:anchor-type="paragraph" draw:z-index="4" draw:name="Line 3" draw:style-name="gr16" draw:text-style-name="P5" svg:x1="0.7902in" svg:y1="1.0984in" svg:x2="1.3736in" svg:y2="1.0882in"><text:p/></draw:line><draw:custom-shape text:anchor-type="paragraph" draw:z-index="5" draw:name="Shape 2" draw:style-name="gr24" svg:width="0.2606in" svg:height="1.7606in" svg:x="0.9882in" svg:y="1.6819in"><text:p/><draw:enhanced-geometry svg:viewBox="0 0 21600 21600" draw:type="rectangle" draw:enhanced-path="M 0 0 L 21600 0 21600 21600 0 21600 0 0 Z N"/></draw:custom-shape><draw:custom-shape text:anchor-type="paragraph" draw:z-index="6" draw:name="Shape 3" draw:style-name="gr23" svg:width="0.3232in" svg:height="2.115in" svg:x="1.9984in" svg:y="1.4217in"><text:p/><draw:enhanced-geometry svg:viewBox="0 0 21600 21600" draw:type="rectangle" draw:enhanced-path="M 0 0 L 21600 0 21600 21600 0 21600 0 0 Z N"/></draw:custom-shape><draw:custom-shape text:anchor-type="paragraph" draw:z-index="7" draw:name="Shape 4" draw:style-name="gr22" svg:width="0.2921in" svg:height="2.0941in" svg:x="3.2902in" svg:y="1.3799in"><text:p/><draw:enhanced-geometry svg:viewBox="0 0 21600 21600" draw:type="rectangle" draw:enhanced-path="M 0 0 L 21600 0 21600 21600 0 21600 0 0 Z N"/></draw:custom-shape><draw:custom-shape text:anchor-type="paragraph" draw:z-index="8" draw:name="Shape 5" draw:style-name="gr21" draw:text-style-name="P7" svg:width="0.324in" svg:height="2.0634in" svg:x="4.3102in" svg:y="1.4008in"><text:p/><draw:enhanced-geometry svg:viewBox="0 0 21600 21600" draw:type="rectangle" draw:enhanced-path="M 0 0 L 21600 0 21600 21600 0 21600 0 0 Z N"/></draw:custom-shape><draw:custom-shape text:anchor-type="paragraph" draw:z-index="9" draw:name="Shape 6" draw:style-name="gr20" draw:text-style-name="P7" svg:width="0.3343in" svg:height="2.1362in" svg:x="5.2693in" svg:y="1.3173in"><text:p/><draw:enhanced-geometry svg:viewBox="0 0 21600 21600" draw:type="rectangle" draw:enhanced-path="M 0 0 L 21600 0 21600 21600 0 21600 0 0 Z N"/></draw:custom-shape><draw:custom-shape text:anchor-type="paragraph" draw:z-index="10" draw:name="Shape 8" draw:style-name="gr19" draw:text-style-name="P6" svg:width="0.4067in" svg:height="0.4067in" svg:x="2.4362in" svg:y="3.8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Vertical line 2" draw:style-name="gr16" draw:text-style-name="P5" svg:x1="2.6445in" svg:y1="4.2547in" svg:x2="2.6445in" svg:y2="4.5465in"><text:p/></draw:line><draw:line text:anchor-type="paragraph" draw:z-index="12" draw:name="Line 4" draw:style-name="gr16" draw:text-style-name="P5" svg:x1="2.6445in" svg:y1="4.5465in" svg:x2="2.978in" svg:y2="4.713in"><text:p/></draw:line><draw:line text:anchor-type="paragraph" draw:z-index="13" draw:name="Line 5" draw:style-name="gr16" draw:text-style-name="P5" svg:x1="2.6445in" svg:y1="4.5465in" svg:x2="2.2382in" svg:y2="4.7445in"><text:p/></draw:line><draw:line text:anchor-type="paragraph" draw:z-index="14" draw:name="Horizontal line 4" draw:style-name="gr16" draw:text-style-name="P5" svg:x1="2.2693in" svg:y1="4.3902in" svg:x2="2.915in" svg:y2="4.3902in"><text:p/></draw:line><draw:custom-shape text:anchor-type="paragraph" draw:z-index="15" draw:name="Shape 9" draw:style-name="gr18" svg:width="0.2921in" svg:height="2.2398in" svg:x="2.4362in" svg:y="4.8173in"><text:p/><draw:enhanced-geometry svg:viewBox="0 0 21600 21600" draw:type="rectangle" draw:enhanced-path="M 0 0 L 21600 0 21600 21600 0 21600 0 0 Z N"/></draw:custom-shape><draw:custom-shape text:anchor-type="paragraph" draw:z-index="16" draw:name="Shape 10" draw:style-name="gr18" svg:width="0.2921in" svg:height="2.2398in" svg:x="1.1862in" svg:y="4.9008in"><text:p/><draw:enhanced-geometry svg:viewBox="0 0 21600 21600" draw:type="rectangle" draw:enhanced-path="M 0 0 L 21600 0 21600 21600 0 21600 0 0 Z N"/></draw:custom-shape><draw:frame text:anchor-type="paragraph" draw:z-index="17" draw:name="Text Frame 1" draw:style-name="gr2" draw:text-style-name="P2" svg:width="1.198in" svg:height="0.198in" svg:x="1.4256in" svg:y="0.7339in"><draw:text-box><text:p><text:span text:style-name="T1">ADMINISTRATOR</text:span></text:p></draw:text-box></draw:frame><draw:frame text:anchor-type="paragraph" draw:z-index="18" draw:name="Text Frame 2" draw:style-name="gr5" draw:text-style-name="P2" svg:width="0.9067in" svg:height="0.2189in" svg:x="1.8736in" svg:y="1.1193in"><draw:text-box><text:p><text:span text:style-name="T1">:DETAILS</text:span></text:p></draw:text-box></draw:frame><draw:frame text:anchor-type="paragraph" draw:z-index="19" draw:name="Text Frame 3" draw:style-name="gr6" draw:text-style-name="P2" svg:width="0.865in" svg:height="0.1776in" svg:x="3.0299in" svg:y="1.0047in"><draw:text-box><text:p><text:span text:style-name="T1">:DATABASE</text:span></text:p></draw:text-box></draw:frame><draw:frame text:anchor-type="paragraph" draw:z-index="20" draw:name="Text Frame 4" draw:style-name="gr2" draw:text-style-name="P2" svg:width="0.9795in" svg:height="0.198in" svg:x="4.0819in" svg:y="1.0673in"><draw:text-box><text:p><text:span text:style-name="T1">:STANDARDS</text:span></text:p></draw:text-box></draw:frame><draw:custom-shape text:anchor-type="paragraph" draw:z-index="21" draw:name="Shape 7" draw:style-name="gr17" svg:width="0.7504in" svg:height="0.115in" svg:x="1.2484in" svg:y="2.05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22" draw:name="Horizontal line 1" draw:style-name="gr16" draw:text-style-name="P5" svg:x1="2.3217in" svg:y1="1.8382in" svg:x2="2.6028in" svg:y2="1.8382in"><text:p/></draw:line><draw:line text:anchor-type="paragraph" draw:z-index="23" draw:name="Vertical line 3" draw:style-name="gr16" draw:text-style-name="P5" svg:x1="2.6028in" svg:y1="1.8382in" svg:x2="2.6028in" svg:y2="2.0571in"><text:p/></draw:line><draw:custom-shape text:anchor-type="paragraph" draw:z-index="24" draw:name="Shape 11" draw:style-name="gr15" svg:width="0.2815in" svg:height="0.0315in" svg:x="2.3217in" svg:y="2.0256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5" draw:name="Text Frame 5" draw:style-name="gr14" draw:text-style-name="P3" svg:width="0.6252in" svg:height="0.1461in" svg:x="1.2484in" svg:y="1.911in"><draw:text-box><text:p><text:span text:style-name="T2">REGISTER()</text:span></text:p></draw:text-box></draw:frame><draw:frame text:anchor-type="paragraph" draw:z-index="26" draw:name="Text Frame 6" draw:style-name="gr1" draw:text-style-name="P3" svg:width="0.5106in" svg:height="0.1878in" svg:x="2.6862in" svg:y="1.9008in"><draw:text-box><text:p><text:span text:style-name="T2">VERIFY()</text:span></text:p></draw:text-box></draw:frame><draw:custom-shape text:anchor-type="paragraph" draw:z-index="27" draw:name="Shape 12" draw:style-name="gr13" svg:width="0.9689in" svg:height="0.1043in" svg:x="2.3217in" svg:y="2.629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8" draw:name="Text Frame 7" draw:style-name="gr12" draw:text-style-name="P4" svg:width="0.7713in" svg:height="0.2248in" svg:x="2.4673in" svg:y="2.4736in"><draw:text-box><text:p><text:span text:style-name="T3">VERIFICATION OK?</text:span></text:p></draw:text-box></draw:frame><draw:frame text:anchor-type="paragraph" draw:z-index="29" draw:name="Text Frame 8" draw:style-name="gr12" draw:text-style-name="P2" svg:width="0.4689in" svg:height="0.1606in" svg:x="2.4256in" svg:y="2.7339in"><draw:text-box><text:p><text:span text:style-name="T1">STORE</text:span></text:p></draw:text-box></draw:frame><draw:frame text:anchor-type="paragraph" draw:z-index="30" draw:name="Text Frame 9" draw:style-name="gr6" draw:text-style-name="P2" svg:width="0.6669in" svg:height="0.1776in" svg:x="3.5819in" svg:y="2.9736in"><draw:text-box><text:p><text:span text:style-name="T1">MATCH()</text:span></text:p></draw:text-box></draw:frame><draw:custom-shape text:anchor-type="paragraph" draw:z-index="31" draw:name="Shape 13" draw:style-name="gr11" svg:width="0.7287in" svg:height="0.115in" svg:x="3.5819in" svg:y="2.692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2" draw:name="Shape 14" draw:style-name="gr10" svg:width="0.6358in" svg:height="0.1358in" svg:x="4.6339in" svg:y="2.733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3" draw:name="Shape 15" draw:style-name="gr9" svg:width="0.5413in" svg:height="0.1669in" svg:x="5.6035in" svg:y="2.91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4" draw:name="Shape 16" draw:style-name="gr8" svg:width="0.7087in" svg:height="0.1669in" svg:x="0.478in" svg:y="6.036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5" draw:name="Shape 17" draw:style-name="gr7" svg:width="0.9587in" svg:height="0.1461in" svg:x="1.478in" svg:y="6.317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6" draw:name="Text Frame 10" draw:style-name="gr2" draw:text-style-name="P2" svg:width="0.7815in" svg:height="0.198in" svg:x="5.2484in" svg:y="0.9839in"><draw:text-box><text:p><text:span text:style-name="T1">:DATABASE</text:span></text:p></draw:text-box></draw:frame><draw:frame text:anchor-type="paragraph" draw:z-index="37" draw:name="Text Frame 11" draw:style-name="gr6" draw:text-style-name="P3" svg:width="0.6358in" svg:height="0.2579in" svg:x="4.6339in" svg:y="2.5571in"><draw:text-box><text:p><text:span text:style-name="T2">MATCHED OK?</text:span></text:p></draw:text-box></draw:frame><draw:frame text:anchor-type="paragraph" draw:z-index="38" draw:name="Text Frame 12" draw:style-name="gr4" draw:text-style-name="P2" svg:width="0.5421in" svg:height="0.2606in" svg:x="4.728in" svg:y="2.8693in"><draw:text-box><text:p><text:span text:style-name="T1">STORE()</text:span></text:p></draw:text-box></draw:frame><draw:frame text:anchor-type="paragraph" draw:z-index="39" draw:name="Text Frame 13" draw:style-name="gr5" draw:text-style-name="P2" svg:width="0.948in" svg:height="0.2189in" svg:x="0.8945in" svg:y="4.4945in"><draw:text-box><text:p><text:span text:style-name="T1">:PAYMENT</text:span></text:p></draw:text-box></draw:frame><draw:frame text:anchor-type="paragraph" draw:z-index="40" draw:name="Text Frame 14" draw:style-name="gr4" draw:text-style-name="P2" svg:width="0.6776in" svg:height="0.2606in" svg:x="3.0402in" svg:y="4.1299in"><draw:text-box><text:p><text:span text:style-name="T1">CLIENT</text:span></text:p></draw:text-box></draw:frame><draw:frame text:anchor-type="paragraph" draw:z-index="41" draw:name="Text Frame 15" draw:style-name="gr3" draw:text-style-name="P3" svg:width="0.5421in" svg:height="0.2087in" svg:x="1.6028in" svg:y="6.1091in"><draw:text-box><text:p><text:span text:style-name="T2">PAID OK?</text:span></text:p></draw:text-box></draw:frame><draw:frame text:anchor-type="paragraph" draw:z-index="42" draw:name="Text Frame 16" draw:style-name="gr2" draw:text-style-name="P2" svg:width="0.865in" svg:height="0.198in" svg:x="1.5717in" svg:y="6.4634in"><draw:text-box><text:p><text:span text:style-name="T1">CONNECT()</text:span></text:p></draw:text-box></draw:frame><draw:frame text:anchor-type="paragraph" draw:z-index="43" draw:name="Text Frame 17" draw:style-name="gr1" draw:text-style-name="P2" svg:width="0.6669in" svg:height="0.1878in" svg:x="0.4673in" svg:y="5.7756in"><draw:text-box><text:p><text:span text:style-name="T1">STORED?</text:span></text:p></draw:text-box></draw:frame>DOMICILE’S DATA FLOW DIAGRA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17:24:33.247554589</meta:creation-date>
    <dc:date>2023-07-16T17:49:05.913320299</dc:date>
    <meta:editing-duration>PT24M32S</meta:editing-duration>
    <meta:editing-cycles>2</meta:editing-cycles>
    <meta:generator>LibreOffice/7.4.5.1$Linux_X86_64 LibreOffice_project/40$Build-1</meta:generator>
    <meta:document-statistic meta:table-count="0" meta:image-count="0" meta:object-count="0" meta:page-count="1" meta:paragraph-count="1" meta:word-count="4" meta:character-count="28" meta:non-whitespace-character-count="25"/>
  </office:meta>
</office:document-meta>
</file>